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text-underline-style="non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text-underline-style="none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Standard">
      <style:paragraph-properties fo:text-align="start" style:justify-single-word="false"/>
      <style:text-properties style:use-window-font-color="tru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color="#ff0000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text-underline-style="none"/>
    </style:style>
    <style:style style:name="T5" style:family="text">
      <style:text-properties style:use-window-font-color="true" fo:font-style="italic" style:text-underline-style="none" style:font-style-asian="italic" style:font-style-complex="italic"/>
    </style:style>
    <style:style style:name="T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troverses littéraires</text:p>
      <text:p text:style-name="P8"/>
      <text:p text:style-name="P3">[français]</text:p>
      <text:p text:style-name="P2"/>
      <text:p text:style-name="P4">Nouvelle de Maupassant</text:p>
      <text:p text:style-name="P7">auteur présumé : Oscar Méténier <text:span text:style-name="T10">(textes disponibles sur le projet Gutenberg)</text:span></text:p>
      <text:p text:style-name="P4"/>
      <text:p text:style-name="P4">Minou Drouet</text:p>
      <text:p text:style-name="P3">a signé des poèmes et autres textes dès l'âge de 8 ans</text:p>
      <text:p text:style-name="P5">est-ce sa mère qui les a écrits ?</text:p>
      <text:p text:style-name="P3">(pas de textes de la mère disponibles a priori)</text:p>
      <text:p text:style-name="P3"/>
      <text:p text:style-name="P4">Julien Torma</text:p>
      <text:p text:style-name="P7">des romans et des poésies à son nom ont été publiées de manière posthume (pour la plupart)</text:p>
      <text:p text:style-name="P7">sa naissance et sa mort sont mystérieuses</text:p>
      <text:p text:style-name="P7">lié au collège de 'Pataphysique</text:p>
      <text:p text:style-name="P6">a-t-il réellement existé ?</text:p>
      <text:p text:style-name="P9"><text:span text:style-name="T1">Auteurs possibles : </text:span><text:span text:style-name="T3">Léon-Paul Fargue, </text:span><text:span text:style-name="T4">Noël Arnaud, Eugène Ionesco, Jacques Prévert, Boris Vian, Raymond Queneau</text:span></text:p>
      <text:p text:style-name="P10"/>
      <text:p text:style-name="P9"><text:span text:style-name="T4">Bouquin </text:span><text:span text:style-name="T5">Les grandes impostures littéraires</text:span><text:span text:style-name="T4"> de Philippe Di Folco à consulter …</text:span></text:p>
      <text:p text:style-name="P10"/>
      <text:p text:style-name="P10">[anglais]</text:p>
      <text:p text:style-name="P13"/>
      <text:p text:style-name="P13">The String of Pearls</text:p>
      <text:p text:style-name="P10">publié anonymement sous forme de feuilleton entre 1846 et 1847</text:p>
      <text:p text:style-name="P9"><text:span text:style-name="T4">auteurs probables selon Wikipédia : </text:span><text:span text:style-name="T2">James Malcolm Rymer et Thomas Peckett Prest </text:span></text:p>
      <text:p text:style-name="P14"/>
      <text:p text:style-name="P13">The romance of Lust</text:p>
      <text:p text:style-name="P10">publié anonymement entre 1873 et 1876</text:p>
      <text:p text:style-name="P10">roman érotique (comme la plupart des romans anonymes ^^)</text:p>
      <text:p text:style-name="P9"><text:span text:style-name="T4">auteurs présumés : </text:span><text:span text:style-name="T2">William Simpson Potter and Edward Sellon </text:span></text:p>
      <text:p text:style-name="P16">(un ouvrage sur la vénération des serpents (!) de Edward Sellon sur le projet Gutenberg)</text:p>
      <text:p text:style-name="P9"/>
      <text:p text:style-name="P11"><text:a xlink:type="simple" xlink:href="https://en.wikipedia.org/wiki/The_Hardy_Boys"><text:span text:style-name="T6">The Hardy Boys</text:span></text:a><text:span text:style-name="T2"> (Franklin W. Dixon)</text:span></text:p>
      <text:p text:style-name="P11"><text:span text:style-name="T9">Nancy Drew</text:span> (Carolyn Keene)</text:p>
      <text:p text:style-name="P11"><text:span text:style-name="T9">The Dana Girls</text:span> (Carolyn Keene) </text:p>
      <text:p text:style-name="P11"><text:span text:style-name="T9">Bobbsey Twins</text:span><text:span text:style-name="T7"> </text:span><text:span text:style-name="T8">(L</text:span>aura Lee Hopes) </text:p>
      <text:p text:style-name="P11">chacune de ces séries de livres pour enfants est suspectée d'avoir été écrite par plusieurs nègres</text:p>
      <text:p text:style-name="P11"><text:s/>→ peut-on obtenir plusieurs nuages de points ?</text:p>
      <text:p text:style-name="P14"/>
      <text:p text:style-name="P14">[russe]</text:p>
      <text:p text:style-name="P13"/>
      <text:p text:style-name="P13">Récits d'un pèlerin russe</text:p>
      <text:p text:style-name="P10">publié en 1884</text:p>
      <text:p text:style-name="P9"><text:span text:style-name="T4">auteurs présumés selon </text:span><text:span text:style-name="T2">Aleksei Pentkovsky : Archimandrite Mikhail Kozlov pour les 4 premiers contes, et Arsenii Troepolskii pour les 3 autres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1-26T16:36:21</meta:creation-date>
    <dc:date>2016-12-05T19:43:43.20</dc:date>
    <meta:editing-duration>PT1H32M2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34" meta:word-count="253" meta:character-count="1552"/>
  </office:meta>
</office:document-meta>
</file>